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581e2" officeooo:paragraph-rsid="00e581e2" style:font-size-asian="80pt" style:font-weight-asian="bold" style:font-size-complex="80pt" style:font-weight-complex="bold"/>
    </style:style>
    <style:style style:name="P5" style:family="paragraph" style:parent-style-name="Titulo2">
      <style:text-properties officeooo:rsid="00e6c85b" officeooo:paragraph-rsid="00e6c85b"/>
    </style:style>
    <style:style style:name="P6" style:family="paragraph" style:parent-style-name="Titulo2">
      <style:text-properties officeooo:rsid="00eb0096" officeooo:paragraph-rsid="00e99684"/>
    </style:style>
    <style:style style:name="P7" style:family="paragraph" style:parent-style-name="Titulo2">
      <style:text-properties officeooo:rsid="00fb8466" officeooo:paragraph-rsid="00fb8466"/>
    </style:style>
    <style:style style:name="P8" style:family="paragraph" style:parent-style-name="Titulo2">
      <style:text-properties officeooo:rsid="00ff1f8c" officeooo:paragraph-rsid="00ff1f8c"/>
    </style:style>
    <style:style style:name="P9" style:family="paragraph" style:parent-style-name="Titulo2">
      <style:text-properties officeooo:rsid="00e99684" officeooo:paragraph-rsid="00f42a66"/>
    </style:style>
    <style:style style:name="P10" style:family="paragraph" style:parent-style-name="Titulo2">
      <style:text-properties officeooo:rsid="0103c645" officeooo:paragraph-rsid="0103c645"/>
    </style:style>
    <style:style style:name="P11" style:family="paragraph" style:parent-style-name="Código">
      <style:text-properties officeooo:rsid="00ff1f8c" officeooo:paragraph-rsid="00ff1f8c"/>
    </style:style>
    <style:style style:name="P12" style:family="paragraph" style:parent-style-name="Código">
      <style:text-properties officeooo:rsid="00ff1f8c" officeooo:paragraph-rsid="01020048"/>
    </style:style>
    <style:style style:name="P13" style:family="paragraph" style:parent-style-name="Código">
      <style:text-properties officeooo:rsid="01009df2" officeooo:paragraph-rsid="01009df2"/>
    </style:style>
    <style:style style:name="P14" style:family="paragraph" style:parent-style-name="Código">
      <style:text-properties officeooo:rsid="0104771f" officeooo:paragraph-rsid="0104771f"/>
    </style:style>
    <style:style style:name="P15" style:family="paragraph" style:parent-style-name="Código">
      <style:text-properties officeooo:rsid="0104771f" officeooo:paragraph-rsid="0106c8af"/>
    </style:style>
    <style:style style:name="P16" style:family="paragraph" style:parent-style-name="Código">
      <style:text-properties officeooo:rsid="0105e8a0" officeooo:paragraph-rsid="0105e8a0"/>
    </style:style>
    <style:style style:name="P17" style:family="paragraph" style:parent-style-name="Text_20_body">
      <style:paragraph-properties fo:text-align="justify" style:justify-single-word="false"/>
      <style:text-properties style:font-name="Liberation Serif"/>
    </style:style>
    <style:style style:name="P18" style:family="paragraph" style:parent-style-name="Text_20_body">
      <style:text-properties style:font-name="Liberation Serif" officeooo:rsid="01009df2" officeooo:paragraph-rsid="01009df2"/>
    </style:style>
    <style:style style:name="P19" style:family="paragraph" style:parent-style-name="Text_20_body">
      <style:text-properties style:font-name="Liberation Serif" officeooo:rsid="0103c645" officeooo:paragraph-rsid="0103c645"/>
    </style:style>
    <style:style style:name="P20" style:family="paragraph" style:parent-style-name="Text_20_body">
      <style:text-properties style:font-name="Liberation Serif" officeooo:rsid="0105e8a0" officeooo:paragraph-rsid="0105e8a0"/>
    </style:style>
    <style:style style:name="P21" style:family="paragraph" style:parent-style-name="Text_20_body">
      <style:text-properties officeooo:rsid="00eb0096"/>
    </style:style>
    <style:style style:name="P22" style:family="paragraph" style:parent-style-name="Text_20_body">
      <style:text-properties officeooo:rsid="01009df2" officeooo:paragraph-rsid="01009df2"/>
    </style:style>
    <style:style style:name="P23" style:family="paragraph" style:parent-style-name="Titulo2">
      <style:paragraph-properties fo:break-before="page"/>
      <style:text-properties officeooo:rsid="0103c645" officeooo:paragraph-rsid="0103c645"/>
    </style:style>
    <style:style style:name="P24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25" style:family="paragraph" style:parent-style-name="Resaltado">
      <loext:graphic-properties draw:fill="none"/>
      <style:paragraph-properties fo:background-color="transparent" style:writing-mode="lr-tb"/>
      <style:text-properties fo:color="#000000" style:font-name="Liberation Serif" fo:font-size="18pt" officeooo:rsid="00eb0096" officeooo:paragraph-rsid="00f42a66" style:font-size-asian="18pt" style:font-size-complex="18pt"/>
    </style:style>
    <style:style style:name="P26" style:family="paragraph" style:parent-style-name="Resaltado" style:master-page-name="">
      <loext:graphic-properties draw:fill="none"/>
      <style:paragraph-properties style:page-number="auto" fo:background-color="transparent" style:writing-mode="lr-tb"/>
      <style:text-properties fo:color="#000000" style:font-name="Liberation Serif" fo:font-size="18pt" officeooo:rsid="00eb0096" officeooo:paragraph-rsid="00f42a66" style:font-size-asian="18pt" style:font-size-complex="18pt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Liberation Serif" officeooo:rsid="00fcfdc1" officeooo:paragraph-rsid="00fcfdc1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officeooo:rsid="00e6c85b"/>
    </style:style>
    <style:style style:name="T5" style:family="text">
      <style:text-properties officeooo:rsid="00ece3da"/>
    </style:style>
    <style:style style:name="T6" style:family="text">
      <style:text-properties officeooo:rsid="00ee943c"/>
    </style:style>
    <style:style style:name="T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officeooo:rsid="01020048"/>
    </style:style>
    <style:style style:name="T10" style:family="text">
      <style:text-properties officeooo:rsid="0106c8af"/>
    </style:style>
    <style:style style:name="T11" style:family="text">
      <style:text-properties officeooo:rsid="010b7323"/>
    </style:style>
    <style:style style:name="T12" style:family="text">
      <style:text-properties officeooo:rsid="01116aa7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>Basic </text:p>
      <text:p text:style-name="P4">Networking</text:p>
      <text:p text:style-name="P4"/>
      <text:p text:style-name="P5"/>
      <text:p text:style-name="P5"/>
      <text:p text:style-name="P5"><text:soft-page-break/></text:p>
      <text:p text:style-name="P5">What is the purpose?</text:p>
      <text:p text:style-name="P17"/>
      <text:p text:style-name="P17">The <text:span text:style-name="T4">purpose is to establish a channel of comunication between client and server for sending and receiving data. You can manage this information, as generates a XML file, JSON file, etc.</text:span></text:p>
      <text:p text:style-name="P17"/>
      <text:p text:style-name="P21"/>
      <text:p text:style-name="P21"/>
      <text:p text:style-name="P9">Interfaces</text:p>
      <text:list xml:id="list2988141022" text:style-name="WW8Num2">
        <text:list-item>
          <text:p text:style-name="P25"><text:span text:style-name="T7">Socket</text:span> → <text:span text:style-name="T6">Contains data about socket connection.</text:span></text:p>
        </text:list-item>
        <text:list-item>
          <text:p text:style-name="P26"><text:span text:style-name="T7">ServerSocket</text:span> → <text:span text:style-name="T5">For creating a connection link in the part of server.</text:span></text:p>
        </text:list-item>
      </text:list>
      <text:p text:style-name="P6"/>
      <text:p text:style-name="P6"/>
      <text:p text:style-name="P7">Classes</text:p>
      <text:list xml:id="list2141113161" text:style-name="L1">
        <text:list-item>
          <text:p text:style-name="P27"><text:span text:style-name="T8">SocketHints</text:span> → To configure clients sockets, as the timeout connection.</text:p>
          <text:p text:style-name="P27"/>
        </text:list-item>
        <text:list-item>
          <text:p text:style-name="P27"><text:span text:style-name="T7">ServerSocketHints</text:span> → To configure servers sockets.</text:p>
        </text:list-item>
      </text:list>
      <text:p text:style-name="P6"><text:soft-page-break/></text:p>
      <text:p text:style-name="P8">Create a server socket</text:p>
      <text:p text:style-name="P11">ServerSocket server = Gdx.net.newServerSocket(Protocol.TCP, <text:span text:style-name="T12">localhost</text:span>, 6066, new ServerSocketHints());</text:p>
      <text:p text:style-name="P6"/>
      <text:p text:style-name="P6"/>
      <text:p text:style-name="P6"/>
      <text:p text:style-name="P18">If we need to change the timeout connection, for example, the new way is the following:</text:p>
      <text:p text:style-name="P22"/>
      <text:p text:style-name="P13">ServerSocketHints hints = new ServerSocketHints();</text:p>
      <text:p text:style-name="P13">hints.acceptTimeout = 120;<text:tab/><text:tab/>// The time is in milliseconds.</text:p>
      <text:p text:style-name="P13"/>
      <text:p text:style-name="P12">ServerSocket server = new Gdx.net.newServerSocket(Protocol.TCP, 6066, <text:span text:style-name="T9">hints</text:span>);</text:p>
      <text:p text:style-name="P22"/>
      <text:p text:style-name="P22"/>
      <text:p text:style-name="P22"/>
      <text:p text:style-name="P22"/>
      <text:p text:style-name="P23"/>
      <text:p text:style-name="P10">Create a Client Socket</text:p>
      <text:p text:style-name="P19">In the part of client, you need to make the following code:</text:p>
      <text:p text:style-name="P19"/>
      <text:p text:style-name="P14">Socket socket = Gdx.net.newClientSocket(Protocol.TCP, 123.456.789, 6066, new SocketHints());</text:p>
      <text:p text:style-name="P22"/>
      <text:p text:style-name="P22"/>
      <text:p text:style-name="P22"/>
      <text:p text:style-name="P22"/>
      <text:p text:style-name="P22"/>
      <text:p text:style-name="P20">The same as change the timeout connection in the part of server, we make the following <text:span text:style-name="T11">for</text:span> the client:</text:p>
      <text:p text:style-name="P20"/>
      <text:p text:style-name="P16">SocketHints socketHints = new SocketHints();</text:p>
      <text:p text:style-name="P16">socketHints.connectTimeout = 3000;<text:tab/><text:tab/>// The time is in milliseconds.</text:p>
      <text:p text:style-name="P16"/>
      <text:p text:style-name="P15">Socket socket = Gdx.net.newClientSocket(Protocol.TCP, 123.456.789, 6066, <text:span text:style-name="T10">socketHints</text:span>);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cm" fo:border="none" style:shadow="none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3"><draw:text-box><text:p text:style-name="Footer"><text:span text:style-name="Page_20_Number"><text:span text:style-name="MT3"><text:page-number text:select-page="current">4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117</meta:editing-cycles>
    <meta:editing-duration>PT6H50M3S</meta:editing-duration>
    <meta:generator>LibreOffice/5.4.2.2$Windows_X86_64 LibreOffice_project/22b09f6418e8c2d508a9eaf86b2399209b0990f4</meta:generator>
    <dc:date>2018-01-16T19:20:56.871000000</dc:date>
    <meta:document-statistic meta:table-count="0" meta:image-count="1" meta:object-count="0" meta:page-count="4" meta:paragraph-count="26" meta:word-count="206" meta:character-count="1442" meta:non-whitespace-character-count="1261"/>
  </office:meta>
</office:document-meta>
</file>